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 svg:font-family="FreeSans"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margin-left="0cm" fo:margin-right="0cm" fo:text-indent="0cm" style:auto-text-indent="false">
        <style:tab-stops>
          <style:tab-stop style:position="7.5cm" style:type="center"/>
          <style:tab-stop style:position="16.9cm" style:type="right"/>
        </style:tab-stops>
      </style:paragraph-properties>
      <style:text-properties fo:language="es" fo:country="ES"/>
    </style:style>
    <style:style style:name="P2" style:family="paragraph" style:parent-style-name="Standard">
      <style:text-properties style:font-name="Cambria"/>
    </style:style>
    <style:style style:name="P3" style:family="paragraph" style:parent-style-name="Standard">
      <loext:graphic-properties draw:fill="solid" draw:fill-color="#dddddd" draw:fill-image-width="0cm" draw:fill-image-height="0cm"/>
      <style:paragraph-properties fo:background-color="#dddddd"/>
      <style:text-properties officeooo:rsid="0057a852" officeooo:paragraph-rsid="0057a852"/>
    </style:style>
    <style:style style:name="P4" style:family="paragraph" style:parent-style-name="Standard">
      <style:text-properties officeooo:rsid="00598a5d" officeooo:paragraph-rsid="00598a5d"/>
    </style:style>
    <style:style style:name="P5" style:family="paragraph" style:parent-style-name="Standard">
      <style:text-properties officeooo:rsid="00598a5d" officeooo:paragraph-rsid="0059b61c"/>
    </style:style>
    <style:style style:name="P6" style:family="paragraph" style:parent-style-name="Standard">
      <loext:graphic-properties draw:fill="solid" draw:fill-color="#dddddd" draw:fill-image-width="0cm" draw:fill-image-height="0cm"/>
      <style:paragraph-properties fo:background-color="#dddddd"/>
      <style:text-properties officeooo:rsid="00568aef" officeooo:paragraph-rsid="00598a5d"/>
    </style:style>
    <style:style style:name="P7" style:family="paragraph" style:parent-style-name="Standard">
      <loext:graphic-properties draw:fill="solid" draw:fill-color="#dddddd" draw:fill-image-width="0cm" draw:fill-image-height="0cm"/>
      <style:paragraph-properties fo:text-align="center" style:justify-single-word="false" fo:background-color="#dddddd"/>
      <style:text-properties fo:font-weight="bold" officeooo:rsid="00598a5d" officeooo:paragraph-rsid="00598a5d" style:font-weight-asian="bold" style:font-weight-complex="bold"/>
    </style:style>
    <style:style style:name="P8" style:family="paragraph" style:parent-style-name="Footer">
      <style:paragraph-properties fo:text-align="center" style:justify-single-word="false"/>
    </style:style>
    <style:style style:name="P9" style:family="paragraph" style:parent-style-name="Heading_20_3">
      <style:text-properties fo:language="es" fo:country="ES" officeooo:rsid="0055adf4" officeooo:paragraph-rsid="0055adf4"/>
    </style:style>
    <style:style style:name="P10" style:family="paragraph" style:parent-style-name="Heading_20_3">
      <style:text-properties fo:language="es" fo:country="ES" officeooo:rsid="00568aef" officeooo:paragraph-rsid="00568aef"/>
    </style:style>
    <style:style style:name="P11" style:family="paragraph" style:parent-style-name="Heading_20_1">
      <style:paragraph-properties fo:text-align="center" style:justify-single-word="false"/>
      <style:text-properties fo:language="es" fo:country="ES" officeooo:rsid="00596f6b" officeooo:paragraph-rsid="00596f6b"/>
    </style:style>
    <style:style style:name="P12" style:family="paragraph" style:parent-style-name="Standard">
      <style:text-properties officeooo:paragraph-rsid="0053f306"/>
    </style:style>
    <style:style style:name="P13" style:family="paragraph" style:parent-style-name="Standard">
      <style:text-properties officeooo:rsid="005f16ea" officeooo:paragraph-rsid="005f16ea"/>
    </style:style>
    <style:style style:name="P14" style:family="paragraph" style:parent-style-name="Standard">
      <style:text-properties officeooo:rsid="005fb8a3" officeooo:paragraph-rsid="005fb8a3"/>
    </style:style>
    <style:style style:name="P15" style:family="paragraph" style:parent-style-name="Standard">
      <style:text-properties officeooo:rsid="00600f87" officeooo:paragraph-rsid="00600f87"/>
    </style:style>
    <style:style style:name="P16" style:family="paragraph" style:parent-style-name="Standard">
      <style:text-properties officeooo:rsid="0060370d" officeooo:paragraph-rsid="0060370d"/>
    </style:style>
    <style:style style:name="P17" style:family="paragraph" style:parent-style-name="Standard">
      <style:text-properties officeooo:paragraph-rsid="00600f87"/>
    </style:style>
    <style:style style:name="P18" style:family="paragraph" style:parent-style-name="Standard">
      <style:text-properties officeooo:rsid="002483b8" officeooo:paragraph-rsid="0028a889"/>
    </style:style>
    <style:style style:name="P19" style:family="paragraph" style:parent-style-name="Standard">
      <style:text-properties officeooo:paragraph-rsid="0028a889"/>
    </style:style>
    <style:style style:name="P20" style:family="paragraph" style:parent-style-name="Standard">
      <style:text-properties officeooo:paragraph-rsid="0055adf4"/>
    </style:style>
    <style:style style:name="P21" style:family="paragraph" style:parent-style-name="Standard">
      <style:text-properties officeooo:rsid="00598a5d" officeooo:paragraph-rsid="00598a5d"/>
    </style:style>
    <style:style style:name="P22" style:family="paragraph" style:parent-style-name="Heading_20_1" style:master-page-name="Standard">
      <style:paragraph-properties fo:text-align="center" style:justify-single-word="false" style:page-number="auto"/>
      <style:text-properties fo:language="es" fo:country="ES" officeooo:paragraph-rsid="00596f6b"/>
    </style:style>
    <style:style style:name="P23" style:family="paragraph" style:parent-style-name="Header">
      <style:paragraph-properties fo:margin-left="0cm" fo:margin-right="0cm" fo:text-indent="0cm" style:auto-text-indent="false">
        <style:tab-stops>
          <style:tab-stop style:position="7.5cm" style:type="center"/>
          <style:tab-stop style:position="16.9cm" style:type="right"/>
        </style:tab-stops>
      </style:paragraph-properties>
      <style:text-properties fo:language="es" fo:country="ES"/>
    </style:style>
    <style:style style:name="T1" style:family="text">
      <style:text-properties officeooo:rsid="005ceb09"/>
    </style:style>
    <style:style style:name="T2" style:family="text">
      <style:text-properties officeooo:rsid="005b59dc"/>
    </style:style>
    <style:style style:name="T3" style:family="text">
      <style:text-properties officeooo:rsid="00237d71"/>
    </style:style>
    <style:style style:name="T4" style:family="text">
      <style:text-properties officeooo:rsid="0022d716"/>
    </style:style>
    <style:style style:name="T5" style:family="text">
      <style:text-properties officeooo:rsid="0056b5c2"/>
    </style:style>
    <style:style style:name="T6" style:family="text">
      <style:text-properties officeooo:rsid="0059b61c"/>
    </style:style>
    <style:style style:name="T7" style:family="text">
      <style:text-properties officeooo:rsid="005f16ea"/>
    </style:style>
    <style:style style:name="T8" style:family="text">
      <style:text-properties officeooo:rsid="005fb8a3"/>
    </style:style>
    <style:style style:name="T9" style:family="text">
      <style:text-properties fo:font-weight="bold" style:font-weight-asian="bold" style:font-weight-complex="bold"/>
    </style:style>
    <style:style style:name="T10" style:family="text">
      <style:text-properties officeooo:rsid="0060c733"/>
    </style:style>
    <style:style style:name="fr1" style:family="graphic" style:parent-style-name="Frame">
      <style:graphic-properties fo:margin-left="0.318cm" fo:margin-right="0.318cm" fo:margin-top="0cm" fo:margin-bottom="0cm" style:run-through="background" style:wrap="run-through" style:number-wrapped-paragraphs="no-limit" style:vertical-pos="middle" style:vertical-rel="paragraph" style:horizontal-pos="center" style:horizontal-rel="paragraph" fo:background-color="#40618b" style:background-transparency="0%" draw:fill="solid" draw:fill-color="#40618b" draw:opacity="100%" fo:padding-left="0cm" fo:padding-right="0cm" fo:padding-top="0.127cm" fo:padding-bottom="0cm" fo:border="0.06pt solid #0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PRÁCTICA <text:span text:style-name="T2">2</text:span><text:line-break/><text:span text:style-name="T4">Diseño e implementación de un sistema gráfico</text:span></text:h>
      <text:h text:style-name="P11" text:outline-level="1">Plantilla para la descripción de la aplicación</text:h>
      <text:p text:style-name="P20"/>
      <text:p text:style-name="P20"/>
      <text:h text:style-name="Heading_20_3" text:outline-level="3">Personas que forman el grupo de prácticas</text:h>
      <text:p text:style-name="P4"/>
      <text:p text:style-name="P4">Nombre <text:span text:style-name="T6">de Alumno</text:span>:<text:tab/><text:span text:style-name="T7">Jose Saldaña Mercado </text:span></text:p>
      <text:p text:style-name="P5">Nombre <text:span text:style-name="T6">de Alumno</text:span>:<text:tab/><text:span text:style-name="T7">Alberto Rodríguez Santana</text:span></text:p>
      <text:p text:style-name="P5"/>
      <text:p text:style-name="P5">Nombre <text:span text:style-name="T6">de la Aplicación</text:span>:<text:tab/><text:span text:style-name="T7">The Crazy Wagon</text:span></text:p>
      <text:p text:style-name="P4"/>
      <text:p text:style-name="P4"/>
      <text:h text:style-name="P9" text:outline-level="3">Descripción</text:h>
      <text:p text:style-name="P12"/>
      <text:p text:style-name="P13">Se pretende hacer un juego en el que una vagoneta discurre por un tubo <text:span text:style-name="T8">(estilo montaña rusa). En dicho tubo habrá una serie de obstáculos que habrá que ir esquivando. Para esquivar los obstáculos podremos rotar respecto del eje del tubo a izquierda o derecha. </text:span></text:p>
      <text:p text:style-name="P14">La dificultad del juego será incremental, ya que cada x tiempo se irá aumentando la velocidad del vagón.</text:p>
      <text:p text:style-name="P14">La puntuación vendrá determinada por el tiempo y la velocidad, por ejemplo, al principio que vamos más lentos la puntuación aumentara 1 punto por segundo, cuando pasen, por ejemplo, 2 minutos, y vaya 5 veces más rápido, la <text:s/>puntuación aumentara 5 puntos por segundo.</text:p>
      <text:p text:style-name="P15">La idea ha surgido a raíz del estudio de los apuntes de animación, donde se hace referencia al ejemplo <text:a xlink:type="simple" xlink:href="https://threejs.org/examples/#webgl_geometry_extrude_splines" text:style-name="Internet_20_link" text:visited-style-name="Visited_20_Internet_20_Link">https://threejs.org/examples/#webgl_geometry_extrude_splines</text:a> para explicar la animación mediante caminos.</text:p>
      <text:p text:style-name="P14">El tubo lo generaremos con una spline y animaremos la vagoneta junto con la cámara siguiendo el camino de dicha spline.</text:p>
      <text:p text:style-name="P15">Meteremos la spline por la que discurre la vagoneta dentro de una cupula con textura que simulara el cielo, y un suelo que simulara algún entorno.</text:p>
      <text:p text:style-name="P15">Tendremos detección de colisiones para detectar cuando se choca con los obstáculos.</text:p>
      <text:p text:style-name="P16"/>
      <text:p text:style-name="P16">Como parte <text:span text:style-name="T9">adicional</text:span>, añadiríamos unos globos que desde el suelo se dirigirían hacia arriba, y que si el jugador selecciona (haciendo clic), explotan dándole puntos extra.</text:p>
      <text:p text:style-name="P16">Con esta parte añadiríamos el ray casting a nuestro juego.</text:p>
      <text:p text:style-name="P17"/>
      <text:p text:style-name="P17"/>
      <text:p text:style-name="P17"/>
      <text:p text:style-name="P17"><text:soft-page-break/></text:p>
      <text:p text:style-name="P17"/>
      <text:h text:style-name="P10" text:outline-level="3">interacción</text:h>
      <text:p text:style-name="P18"/>
      <text:p text:style-name="P16">La vagoneta discurre hacia adelante por el tubo automáticamente.</text:p>
      <text:p text:style-name="P16">El jugador podrá rotar hacia la izquierda o la derecha, respecto del eje del tubo, para esquivar los obstáculos usando las teclas ← y → </text:p>
      <text:p text:style-name="P16">Mientras la tecla este pulsada se estaría rotando a un lado o a otro.</text:p>
      <text:p text:style-name="P16">Por otro lado se podrá pausar el juego con la tecla ‘P’.</text:p>
      <text:p text:style-name="P16">En la parte superior, aparecerá una barra, con la puntuación y el tiempo y distancia transcurridos.</text:p>
      <text:p text:style-name="P16">Si se implementa la parte adicional, ademas se añadiría la interacción <text:span text:style-name="T10">con ratón, donde haciendo clic izquierdo se dispararía un evento que comprobaría si el rayo que se lanza desde la cámara del jugador en dirección al pixel seleccionado intersecta con algún globo, en cuyo caso se sumarían los puntos y explotaría el globo.</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 svg:font-family="FreeSans" style:font-family-generic="swiss"/>
    <style:font-face style:name="Tahoma2" svg:font-family="Tahoma"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en" style:country-complex="US"/>
    </style:default-style>
    <style:default-style style:family="paragraph">
      <style:paragraph-properties fo:margin-top="0.353cm" fo:margin-bottom="0.353cm" loext:contextual-spacing="false" fo:line-height="115%" fo:hyphenation-ladder-count="no-limit" style:text-autospace="ideograph-alpha" style:punctuation-wrap="hanging" style:line-break="strict" style:tab-stop-distance="1.245cm" style:writing-mode="lr-tb"/>
      <style:text-properties style:use-window-font-color="true" style:font-name="Calibri" fo:font-size="11pt" fo:language="en" fo:country="US" style:letter-kerning="true" style:font-name-asian="Droid Sans Fallback" style:font-size-asian="11pt" style:language-asian="en" style:country-asian="US" style:font-name-complex="DejaVu Sans"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199cm" loext:contextual-spacing="false" fo:text-align="justify" style:justify-single-word="false" fo:orphans="2" fo:widows="2" fo:text-indent="0.751cm" style:auto-text-indent="false" style:writing-mode="lr-tb"/>
      <style:text-properties fo:font-size="10pt" fo:language="es" fo:country="ES" style:font-size-asian="10pt" style:font-size-complex="10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Tahoma2" style:font-family-complex="Tahoma"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2" style:font-family-complex="Tahoma"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4f81bd" draw:opacity="100%"/>
      <style:paragraph-properties fo:margin-top="0.353cm" fo:margin-bottom="0cm" loext:contextual-spacing="false" fo:background-color="#4f81bd" fo:padding="0cm" fo:border="3pt solid #4f81bd"/>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Standard" style:default-outline-level="2" style:list-style-name="" style:class="text">
      <loext:graphic-properties draw:fill="solid" draw:fill-color="#dbe5f1" draw:opacity="100%"/>
      <style:paragraph-properties fo:margin-top="0.353cm" fo:margin-bottom="0cm" loext:contextual-spacing="false" fo:background-color="#dbe5f1" fo:padding="0cm" fo:border="3pt solid #dbe5f1"/>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default-outline-level="3" style:list-style-name="" style:class="text">
      <style:paragraph-properties fo:margin-top="0.529cm" fo:margin-bottom="0cm" loext:contextual-spacing="false" fo:padding-left="0.071cm" fo:padding-right="0cm" fo:padding-top="0.071cm" fo:padding-bottom="0cm" fo:border-left="0.74pt solid #4f81bd" fo:border-right="none" fo:border-top="0.74pt solid #4f81bd"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Standard" style:default-outline-level="4" style:list-style-name="" style:class="text">
      <style:paragraph-properties fo:margin-left="0.751cm" fo:margin-right="8.747cm" fo:margin-top="0.529cm" fo:margin-bottom="0.423cm" loext:contextual-spacing="false" fo:text-indent="0cm" style:auto-text-indent="false" fo:padding-left="0.071cm" fo:padding-right="0cm" fo:padding-top="0.071cm" fo:padding-bottom="0cm" fo:border-left="0.74pt dotted #4f81bd" fo:border-right="none" fo:border-top="0.74pt dotted #4f81bd" fo:border-bottom="none"/>
      <style:text-properties fo:color="#365f91" fo:font-size="11pt" fo:letter-spacing="0.018cm" fo:language="es" fo:country="ES" style:font-size-asian="11pt" style:font-size-complex="11pt"/>
    </style:style>
    <style:style style:name="Heading_20_5" style:display-name="Heading 5" style:family="paragraph" style:parent-style-name="Standard" style:next-style-name="Standard" style:default-outline-level="5" style:list-style-name="" style:class="text">
      <style:paragraph-properties fo:margin-top="0.529cm" fo:margin-bottom="0cm" loext:contextual-spacing="false" fo:padding-left="0cm" fo:padding-right="0cm" fo:padding-top="0cm" fo:padding-bottom="0.035cm" fo:border-left="none" fo:border-right="none" fo:border-top="none" fo:border-bottom="0.74pt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529cm" fo:margin-bottom="0cm" loext:contextual-spacing="false" fo:padding-left="0cm" fo:padding-right="0cm" fo:padding-top="0cm" fo:padding-bottom="0.035cm" fo:border-left="none" fo:border-right="none" fo:border-top="none" fo:border-bottom="0.74pt dotte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Standard" style:default-outline-level="7" style:list-style-name="" style:class="text">
      <style:paragraph-properties fo:margin-top="0.529cm" fo:margin-bottom="0cm" loext:contextual-spacing="false"/>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Standard" style:default-outline-level="8" style:list-style-name="" style:class="text">
      <style:paragraph-properties fo:margin-top="0.529cm" fo:margin-bottom="0cm" loext:contextual-spacing="false"/>
      <style:text-properties fo:text-transform="uppercase" fo:font-size="9pt" fo:letter-spacing="0.018cm"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529cm" fo:margin-bottom="0cm" loext:contextual-spacing="false"/>
      <style:text-properties fo:text-transform="uppercase" fo:font-size="9pt" fo:letter-spacing="0.018cm" fo:font-style="italic" style:font-size-asian="9pt" style:font-style-asian="italic" style:font-size-complex="9pt"/>
    </style:style>
    <style:style style:name="caption" style:family="paragraph" style:parent-style-name="Standard" style:next-style-name="Standard" style:default-outline-level="">
      <style:text-properties fo:color="#365f91" fo:font-size="8pt" fo:font-weight="bold" style:font-size-asian="8pt" style:font-weight-asian="bold" style:font-size-complex="8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itle" style:family="paragraph" style:parent-style-name="Standard" style:next-style-name="Standard" style:default-outline-level="" style:class="chapter">
      <style:paragraph-properties fo:margin-top="1.27cm" fo:margin-bottom="0.199cm" loext:contextual-spacing="false"/>
      <style:text-properties fo:text-transform="uppercase" fo:color="#4f81bd" fo:font-size="26pt" fo:letter-spacing="0.018cm" style:letter-kerning="true" style:font-size-asian="26pt" style:font-size-complex="26pt"/>
    </style:style>
    <style:style style:name="Subtitle" style:family="paragraph" style:parent-style-name="Standard" style:next-style-name="Standard" style:default-outline-level="" style:class="chapter">
      <style:paragraph-properties fo:margin-top="0cm" fo:margin-bottom="1.764cm" loext:contextual-spacing="false" fo:line-height="100%"/>
      <style:text-properties fo:text-transform="uppercase" fo:color="#595959" fo:font-size="12pt" fo:letter-spacing="0.018cm" style:font-size-asian="12pt" style:font-size-complex="12pt"/>
    </style:style>
    <style:style style:name="No_20_Spacing" style:display-name="No Spacing" style:family="paragraph" style:parent-style-name="Standard" style:default-outline-level="">
      <style:paragraph-properties fo:margin-top="0cm" fo:margin-bottom="0cm" loext:contextual-spacing="false" fo:line-height="100%"/>
    </style:style>
    <style:style style:name="List_20_Paragraph" style:display-name="List Paragraph" style:family="paragraph" style:parent-style-name="Standard" style:default-outline-level="">
      <style:paragraph-properties fo:margin-left="1.27cm" fo:margin-right="0cm" fo:margin-top="0cm" fo:margin-bottom="0.199cm" loext:contextual-spacing="false" fo:text-indent="0.751cm" style:auto-text-indent="false"/>
    </style:style>
    <style:style style:name="Quote" style:family="paragraph" style:parent-style-name="Standard" style:next-style-name="Standard" style:default-outline-level="">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286cm" fo:margin-right="2.032cm" fo:margin-top="0cm" fo:margin-bottom="0cm" loext:contextual-spacing="false" fo:text-align="justify" style:justify-single-word="false" fo:text-indent="0.751cm" style:auto-text-indent="false" fo:padding-left="0.353cm" fo:padding-right="0cm" fo:padding-top="0.353cm" fo:padding-bottom="0cm" fo:border-left="0.51pt solid #4f81bd" fo:border-right="none" fo:border-top="0.51pt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next-style-name="Standard" style:default-outline-level="" style:class="index"/>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language="es" fo:country="ES" style:font-name-asian="Times New Roman" style:font-family-asian="'Times New Roman'" style:font-family-generic-asian="system" style:font-pitch-asian="variable" style:language-asian="es" style:country-asian="ES" style:font-name-complex="Courier New1" style:font-family-complex="'Courier New'" style:font-family-generic-complex="system" style:font-pitch-complex="variable" style:language-complex="ar" style:country-complex="SA"/>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size-complex="8pt"/>
    </style:style>
    <style:style style:name="Título_20_1_20_Car" style:display-name="Título 1 Car" style:family="text" style:parent-style-name="Default_20_Paragraph_20_Font">
      <style:text-properties fo:text-transform="uppercase" fo:color="#ffffff" fo:letter-spacing="0.026cm" fo:background-color="#4f81bd"/>
    </style:style>
    <style:style style:name="Título_20_2_20_Car" style:display-name="Título 2 Car" style:family="text" style:parent-style-name="Default_20_Paragraph_20_Font">
      <style:text-properties fo:text-transform="uppercase" fo:letter-spacing="0.026cm" fo:background-color="#dbe5f1"/>
    </style:style>
    <style:style style:name="Título_20_3_20_Car" style:display-name="Título 3 Car" style:family="text" style:parent-style-name="Default_20_Paragraph_20_Font">
      <style:text-properties fo:text-transform="uppercase" fo:color="#243f60" fo:letter-spacing="0.026cm"/>
    </style:style>
    <style:style style:name="Título_20_4_20_Car" style:display-name="Título 4 Car" style:family="text" style:parent-style-name="Default_20_Paragraph_20_Font">
      <style:text-properties fo:color="#365f91" fo:letter-spacing="0.018cm" fo:language="es" fo:country="ES"/>
    </style:style>
    <style:style style:name="Título_20_5_20_Car" style:display-name="Título 5 Car" style:family="text" style:parent-style-name="Default_20_Paragraph_20_Font">
      <style:text-properties fo:text-transform="uppercase" fo:color="#365f91" fo:letter-spacing="0.018cm"/>
    </style:style>
    <style:style style:name="Título_20_6_20_Car" style:display-name="Título 6 Car" style:family="text" style:parent-style-name="Default_20_Paragraph_20_Font">
      <style:text-properties fo:text-transform="uppercase" fo:color="#365f91" fo:letter-spacing="0.018cm"/>
    </style:style>
    <style:style style:name="Título_20_7_20_Car" style:display-name="Título 7 Car" style:family="text" style:parent-style-name="Default_20_Paragraph_20_Font">
      <style:text-properties fo:text-transform="uppercase" fo:color="#365f91" fo:letter-spacing="0.018cm"/>
    </style:style>
    <style:style style:name="Título_20_8_20_Car" style:display-name="Título 8 Car" style:family="text" style:parent-style-name="Default_20_Paragraph_20_Font">
      <style:text-properties fo:text-transform="uppercase" fo:font-size="9pt" fo:letter-spacing="0.018cm" style:font-size-asian="9pt" style:font-size-complex="9pt"/>
    </style:style>
    <style:style style:name="Título_20_9_20_Car" style:display-name="Título 9 Car" style:family="text" style:parent-style-name="Default_20_Paragraph_20_Font">
      <style:text-properties fo:text-transform="uppercase" fo:font-size="9pt" fo:letter-spacing="0.018cm" fo:font-style="italic" style:font-size-asian="9pt" style:font-style-asian="italic" style:font-size-complex="9pt"/>
    </style:style>
    <style:style style:name="Título_20_Car" style:display-name="Título Car" style:family="text" style:parent-style-name="Default_20_Paragraph_20_Font">
      <style:text-properties fo:text-transform="uppercase" fo:color="#4f81bd" fo:font-size="26pt" fo:letter-spacing="0.018cm" style:letter-kerning="true" style:font-size-asian="26pt" style:font-size-complex="26pt"/>
    </style:style>
    <style:style style:name="Subtítulo_20_Car" style:display-name="Subtítulo Car" style:family="text" style:parent-style-name="Default_20_Paragraph_20_Font">
      <style:text-properties fo:text-transform="uppercase" fo:color="#595959" fo:font-size="12pt" fo:letter-spacing="0.018cm" style:font-size-asian="12pt" style:font-size-complex="12pt"/>
    </style:style>
    <style:style style:name="Strong"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Sin_20_espaciado_20_Car" style:display-name="Sin espaciado Car" style:family="text" style:parent-style-name="Default_20_Paragraph_20_Font">
      <style:text-properties fo:font-size="10pt" style:font-size-asian="10pt" style:font-size-complex="10pt"/>
    </style:style>
    <style:style style:name="Cita_20_Car" style:display-name="Cita Car" style:family="text" style:parent-style-name="Default_20_Paragraph_20_Font">
      <style:text-properties fo:font-size="10pt" fo:font-style="italic" style:font-size-asian="10pt" style:font-style-asian="italic" style:font-size-complex="10pt" style:font-style-complex="italic"/>
    </style:style>
    <style:style style:name="Cita_20_destacada_20_Car" style:display-name="Cita destacada C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Encabezado_20_Car" style:display-name="Encabezado Car" style:family="text" style:parent-style-name="Default_20_Paragraph_20_Font">
      <style:text-properties fo:font-size="10pt" style:font-size-asian="10pt" style:font-size-complex="10pt"/>
    </style:style>
    <style:style style:name="Pie_20_de_20_página_20_Car" style:display-name="Pie de página Car" style:family="text" style:parent-style-name="Default_20_Paragraph_20_Font">
      <style:text-properties fo:font-size="10pt" style:font-size-asian="10pt"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fo:language="es" fo:country="ES" style:font-name-asian="Times New Roman" style:font-family-asian="'Times New Roman'" style:font-family-generic-asian="system" style:font-pitch-asian="variable" style:font-size-asian="10pt" style:language-asian="es" style:country-asian="ES" style:font-name-complex="Courier New1" style:font-family-complex="'Courier New'" style:font-family-generic-complex="system" style:font-pitch-complex="variable" style:font-size-complex="10pt" style:language-complex="ar" style:country-complex="SA"/>
    </style:style>
    <style:style style:name="code-numbe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omment" style:family="text" style:parent-style-name="Default_20_Paragraph_20_Font"/>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386cm"/>
        </style:list-level-properties>
        <style:text-properties fo:font-family="Calibri"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56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66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7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0cm" style:auto-text-indent="false">
        <style:tab-stops>
          <style:tab-stop style:position="7.5cm" style:type="center"/>
          <style:tab-stop style:position="16.9cm" style:type="right"/>
        </style:tab-stops>
      </style:paragraph-properties>
      <style:text-properties fo:language="es" fo:country="ES"/>
    </style:style>
    <style:style style:name="MP2" style:family="paragraph" style:parent-style-name="Standard">
      <style:text-properties style:font-name="Cambria"/>
    </style:style>
    <style:style style:name="MP3" style:family="paragraph" style:parent-style-name="Footer">
      <style:paragraph-properties fo:text-align="center" style:justify-single-word="false"/>
    </style:style>
    <style:style style:name="MT1" style:family="text">
      <style:text-properties officeooo:rsid="005ceb09"/>
    </style:style>
    <style:style style:name="MT2" style:family="text">
      <style:text-properties officeooo:rsid="005b59dc"/>
    </style:style>
    <style:style style:name="MT3" style:family="text">
      <style:text-properties officeooo:rsid="00237d71"/>
    </style:style>
    <style:style style:name="Mfr1" style:family="graphic" style:parent-style-name="Frame">
      <style:graphic-properties fo:margin-left="0.318cm" fo:margin-right="0.318cm" fo:margin-top="0cm" fo:margin-bottom="0cm" style:run-through="background" style:wrap="run-through" style:number-wrapped-paragraphs="no-limit" style:vertical-pos="middle" style:vertical-rel="paragraph" style:horizontal-pos="center" style:horizontal-rel="paragraph" fo:background-color="#40618b" style:background-transparency="0%" draw:fill="solid" draw:fill-color="#40618b" draw:opacity="100%" fo:padding-left="0cm" fo:padding-right="0cm" fo:padding-top="0.127cm" fo:padding-bottom="0cm" fo:border="0.06pt solid #000000"/>
    </style:style>
    <style:page-layout style:name="Mpm1">
      <style:page-layout-properties fo:page-width="21.001cm" fo:page-height="29.7cm" style:num-format="1" style:print-orientation="portrait" fo:margin-top="1.27cm" fo:margin-bottom="0.824cm" fo:margin-left="2cm" fo:margin-right="2cm" style:writing-mode="lr-tb" style:layout-grid-color="#c0c0c0" style:layout-grid-lines="2687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header-footer-properties fo:min-height="1.177cm" fo:margin-left="0cm" fo:margin-right="0cm" fo:margin-top="1.076cm" style:dynamic-spacing="true"/>
      </style:footer-style>
    </style:page-layout>
  </office:automatic-styles>
  <office:master-styles>
    <style:master-page style:name="Standard" style:page-layout-name="Mpm1">
      <style:header>
        <text:p text:style-name="MP1">Sistemas Gráficos 201<text:span text:style-name="MT1">9</text:span>/20<text:span text:style-name="MT1">20</text:span><text:tab/><text:tab/>Práctica <text:span text:style-name="MT2">2</text:span>: Creación de un <text:span text:style-name="MT3">Sistema Gráfico Libre</text:span></text:p>
        <text:p text:style-name="MP1"/>
        <text:p text:style-name="MP1"/>
      </style:header>
      <style:footer>
        <text:p text:style-name="MP2"><draw:frame draw:style-name="Mfr1" draw:name="Marco1" text:anchor-type="char" svg:width="1.007cm" svg:height="1.185cm" draw:z-index="1"><draw:text-box><text:p text:style-name="MP3"><text:page-number text:select-page="current">2</text:page-number></text:p></draw:text-box></draw:fram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jmelero</meta:initial-creator>
    <meta:editing-cycles>86</meta:editing-cycles>
    <meta:print-date>2016-02-04T16:02:37.642522000</meta:print-date>
    <meta:creation-date>2009-04-16T11:32:00</meta:creation-date>
    <dc:date>2020-03-29T17:58:13.034248818</dc:date>
    <meta:editing-duration>PT17H31M16S</meta:editing-duration>
    <meta:generator>LibreOffice/6.0.7.3$Linux_X86_64 LibreOffice_project/00m0$Build-3</meta:generator>
    <meta:document-statistic meta:table-count="0" meta:image-count="0" meta:object-count="0" meta:page-count="2" meta:paragraph-count="25" meta:word-count="414" meta:character-count="2529" meta:non-whitespace-character-count="2135"/>
    <meta:user-defined meta:name="AppVersion">14.0000</meta:user-defined>
    <meta:user-defined meta:name="Company">Univ. Granad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